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960000334400001CC298B20273.svm" manifest:media-type=""/>
  <manifest:file-entry manifest:full-path="Pictures/200000B000003248000022DD61BBE423.svm" manifest:media-type=""/>
  <manifest:file-entry manifest:full-path="Pictures/2000008300002CDB000024F482F3F89A.svm" manifest:media-type=""/>
  <manifest:file-entry manifest:full-path="Pictures/200000820000320900001A006A3983F0.svm" manifest:media-type=""/>
  <manifest:file-entry manifest:full-path="Pictures/2000008200003209000019904255E102.svm" manifest:media-type=""/>
  <manifest:file-entry manifest:full-path="Pictures/200000710000320900001BBDF2C054AA.svm" manifest:media-type=""/>
  <manifest:file-entry manifest:full-path="Pictures/20000081000032C6000019FCE1FE1FE9.svm" manifest:media-type=""/>
  <manifest:file-entry manifest:full-path="Pictures/200000710000310A0000165C5DA4B802.svm" manifest:media-type=""/>
  <manifest:file-entry manifest:full-path="Pictures/2000008C0000334400001CCBB8330D7F.svm" manifest:media-type=""/>
  <manifest:file-entry manifest:full-path="Pictures/2000006E0000328200001E5CA0E63BC1.svm" manifest:media-type=""/>
  <manifest:file-entry manifest:full-path="Pictures/2000007900002D9800001ADCAAD69DD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270" officeooo:paragraph-rsid="00041270"/>
    </style:style>
    <style:style style:name="P2" style:family="paragraph" style:parent-style-name="Standard" style:list-style-name="L1">
      <style:text-properties officeooo:rsid="00041270" officeooo:paragraph-rsid="0004127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1861962113777525" text:style-name="L1">
        <text:list-item>
          <text:p text:style-name="P2">Jako bibliotekarka mogę dodawać pozycje do bazy książek;</text:p>
        </text:list-item>
      </text:list>
      <text:p text:style-name="P1"><draw:frame draw:style-name="fr1" draw:name="Obraz1" text:anchor-type="paragraph" svg:x="0.097cm" svg:y="0.36cm" svg:width="14.818cm" svg:height="6.876cm" draw:z-index="0"><draw:image xlink:href="Pictures/2000007900002D9800001ADCAAD69DDA.svm" xlink:type="simple" xlink:show="embed" xlink:actuate="onLoad"/></draw:frame></text:p>
      <text:p text:style-name="P1"/>
      <text:list xml:id="list202910048169590" text:continue-numbering="true" text:style-name="L1">
        <text:list-item>
          <text:p text:style-name="P2">Jako bibliotekarka mogę wypożyczać książki;</text:p>
        </text:list-item>
      </text:list>
      <text:p text:style-name="P1"><draw:frame draw:style-name="fr1" draw:name="Obraz2" text:anchor-type="paragraph" svg:x="0.139cm" svg:y="0.466cm" svg:width="15.051cm" svg:height="7.177cm" draw:z-index="1"><draw:image xlink:href="Pictures/2000006E0000328200001E5CA0E63BC1.svm" xlink:type="simple" xlink:show="embed" xlink:actuate="onLoad"/></draw:frame></text:p>
      <text:p text:style-name="P1"/>
      <text:list xml:id="list202910052144292" text:continue-numbering="true" text:style-name="L1">
        <text:list-item>
          <text:p text:style-name="P2">Jako bibliotekarka mogę dodawać dane dotyczące książki dla lepszego wyszukiwania pozycji;</text:p>
        </text:list-item>
      </text:list>
      <text:p text:style-name="P1"><draw:frame draw:style-name="fr1" draw:name="Obraz3" text:anchor-type="paragraph" svg:x="0.282cm" svg:y="0.423cm" svg:width="14.66cm" svg:height="5.724cm" draw:z-index="2"><draw:image xlink:href="Pictures/200000710000310A0000165C5DA4B802.svm" xlink:type="simple" xlink:show="embed" xlink:actuate="onLoad"/></draw:frame></text:p>
      <text:list xml:id="list202910054142775" text:continue-numbering="true" text:style-name="L1">
        <text:list-item>
          <text:p text:style-name="P2"><text:soft-page-break/>Jako bibliotekarka mogę korzystać z opcji wyszukiwania pozycji książki w bibliotece;</text:p>
        </text:list-item>
      </text:list>
      <text:p text:style-name="P1"/>
      <text:p text:style-name="P1"><draw:frame draw:style-name="fr1" draw:name="Obraz4" text:anchor-type="paragraph" svg:x="0.43cm" svg:y="0cm" svg:width="15.332cm" svg:height="7.101cm" draw:z-index="3"><draw:image xlink:href="Pictures/200000710000320900001BBDF2C054AA.svm" xlink:type="simple" xlink:show="embed" xlink:actuate="onLoad"/></draw:frame></text:p>
      <text:p text:style-name="P1"/>
      <text:p text:style-name="P1"/>
      <text:list xml:id="list202910058153491" text:continue-numbering="true" text:style-name="L1">
        <text:list-item>
          <text:p text:style-name="P2">Jako bibliotekarka mogę sprawdzać, czy książka jest dostępna;</text:p>
        </text:list-item>
      </text:list>
      <text:p text:style-name="P1"><draw:frame draw:style-name="fr1" draw:name="Obraz5" text:anchor-type="paragraph" svg:x="0.4cm" svg:y="0.148cm" svg:width="15.404cm" svg:height="6.544cm" draw:z-index="4"><draw:image xlink:href="Pictures/2000008200003209000019904255E102.svm" xlink:type="simple" xlink:show="embed" xlink:actuate="onLoad"/></draw:frame></text:p>
      <text:p text:style-name="P1"/>
      <text:list xml:id="list202910060142067" text:continue-numbering="true" text:style-name="L1">
        <text:list-item>
          <text:p text:style-name="P2">Jako bibliotekarka mogę sprawdzać, kiedy książka będzie dostępna;</text:p>
        </text:list-item>
      </text:list>
      <text:p text:style-name="P1"><draw:frame draw:style-name="fr1" draw:name="Obraz6" text:anchor-type="paragraph" svg:x="0.356cm" svg:y="0.233cm" svg:width="15.469cm" svg:height="6.655cm" draw:z-index="5"><draw:image xlink:href="Pictures/200000820000320900001A006A3983F0.svm" xlink:type="simple" xlink:show="embed" xlink:actuate="onLoad"/></draw:frame></text:p>
      <text:list xml:id="list202910076143980" text:continue-numbering="true" text:style-name="L1">
        <text:list-item>
          <text:p text:style-name="P2"><text:soft-page-break/>Jako bibliotekarka mogę zgłosić zapotrzebowanie na książkę;</text:p>
        </text:list-item>
      </text:list>
      <text:p text:style-name="P1"><draw:frame draw:style-name="fr1" draw:name="Obraz7" text:anchor-type="paragraph" svg:x="0.215cm" svg:y="0.381cm" svg:width="15.547cm" svg:height="9.46cm" draw:z-index="6"><draw:image xlink:href="Pictures/2000008300002CDB000024F482F3F89A.svm" xlink:type="simple" xlink:show="embed" xlink:actuate="onLoad"/></draw:frame></text:p>
      <text:list xml:id="list202910078162277" text:continue-numbering="true" text:style-name="L1">
        <text:list-item>
          <text:p text:style-name="P2">Jako bibliotekarka mogę zarezerwować wypożyczającemu pozycję;</text:p>
        </text:list-item>
      </text:list>
      <text:p text:style-name="P1"/>
      <text:p text:style-name="P1"><draw:frame draw:style-name="fr1" draw:name="Obraz8" text:anchor-type="paragraph" svg:x="0.161cm" svg:y="0cm" svg:width="15.623cm" svg:height="8.925cm" draw:z-index="7"><draw:image xlink:href="Pictures/200000B000003248000022DD61BBE423.svm" xlink:type="simple" xlink:show="embed" xlink:actuate="onLoad"/></draw:frame></text:p>
      <text:p text:style-name="P1"/>
      <text:list xml:id="list202910082172474" text:continue-numbering="true" text:style-name="L1">
        <text:list-item>
          <text:p text:style-name="P2">Jako kierownik mogę dodawać karty użytkowników;</text:p>
        </text:list-item>
      </text:list>
      <text:p text:style-name="P1"/>
      <text:p text:style-name="P1"><draw:frame draw:style-name="fr2" draw:name="Obraz9" text:anchor-type="paragraph" svg:width="15.796cm" svg:height="7.371cm" draw:z-index="8"><draw:image xlink:href="Pictures/2000008C0000334400001CCBB8330D7F.svm" xlink:type="simple" xlink:show="embed" xlink:actuate="onLoad"/></draw:frame><text:soft-page-break/></text:p>
      <text:list xml:id="list202910085141226" text:continue-numbering="true" text:style-name="L1">
        <text:list-item>
          <text:p text:style-name="P2">Jako kierownik mogę wystawiać powiadomienia/wezwania do zapłaty za przetrzymane książki;</text:p>
        </text:list-item>
      </text:list>
      <text:p text:style-name="P1"/>
      <text:p text:style-name="P1"><draw:frame draw:style-name="fr2" draw:name="Obraz10" text:anchor-type="paragraph" svg:width="15.997cm" svg:height="7.362cm" draw:z-index="9"><draw:image xlink:href="Pictures/200000960000334400001CC298B20273.svm" xlink:type="simple" xlink:show="embed" xlink:actuate="onLoad"/></draw:frame></text:p>
      <text:list xml:id="list202910089161021" text:continue-numbering="true" text:style-name="L1">
        <text:list-item>
          <text:p text:style-name="P2">Jako kierownik mogę przyjmować do realizacji zapotrzebowanie na książki.</text:p>
        </text:list-item>
      </text:list>
      <text:p text:style-name="P1"><draw:frame draw:style-name="fr3" draw:name="Obraz11" text:anchor-type="paragraph" svg:x="0.469cm" svg:y="0.339cm" svg:width="16.062cm" svg:height="7.183cm" draw:z-index="10"><draw:image xlink:href="Pictures/20000081000032C6000019FCE1FE1FE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3:08.653000000</meta:creation-date>
    <dc:date>2014-04-06T20:29:10.013000000</dc:date>
    <meta:editing-duration>PT8M44S</meta:editing-duration>
    <meta:editing-cycles>1</meta:editing-cycles>
    <meta:document-statistic meta:table-count="0" meta:image-count="11" meta:object-count="0" meta:page-count="4" meta:paragraph-count="11" meta:word-count="100" meta:character-count="749" meta:non-whitespace-character-count="671"/>
    <meta:generator>LibreOffice/4.2.0.4$Windows_x86 LibreOffice_project/05dceb5d363845f2cf968344d7adab8dcfb2ba71</meta:generator>
  </office:meta>
</office:document-meta>
</file>